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7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6" style:family="paragraph" style:parent-style-name="Footnote">
      <style:paragraph-properties fo:margin-left="0cm" fo:margin-right="0cm" fo:text-indent="0cm" style:auto-text-indent="fals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Heading_20_2">
      <style:paragraph-properties fo:background-color="#eeeeee">
        <style:background-image/>
      </style:paragraph-properties>
    </style:style>
    <style:style style:name="P114" style:family="paragraph" style:parent-style-name="Heading_20_2">
      <style:paragraph-properties fo:background-color="#eeeeee">
        <style:background-image/>
      </style:paragraph-properties>
      <style:text-properties fo:language="ru" fo:country="RU"/>
    </style:style>
    <style:style style:name="P11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1">
      <style:paragraph-properties fo:text-align="justify" style:justify-single-word="false"/>
      <style:text-properties fo:language="ru" fo:country="RU"/>
    </style:style>
    <style:style style:name="P118" style:family="paragraph" style:parent-style-name="Text_20_body" style:list-style-name="L2">
      <style:paragraph-properties fo:text-align="justify" style:justify-single-word="false"/>
      <style:text-properties fo:language="ru" fo:country="RU"/>
    </style:style>
    <style:style style:name="P119" style:family="paragraph" style:parent-style-name="Text_20_body" style:list-style-name="L3">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style="italic" style:font-style-asian="italic" style:font-style-complex="italic"/>
    </style:style>
    <style:style style:name="T25" style:family="text">
      <style:text-properties style:use-window-font-color="true" fo:language="en" fo:country="US"/>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fo:background-color="transparent" style:font-style-asian="normal" style:font-style-complex="normal" loext:char-shading-value="0"/>
    </style:style>
    <style:style style:name="T28" style:family="text">
      <style:text-properties style:use-window-font-color="true" fo:font-style="normal"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fo:font-style="normal" style:font-style-asian="normal" style:font-style-complex="normal"/>
    </style:style>
    <style:style style:name="T36" style:family="text">
      <style:text-properties fo:color="#0066ff"/>
    </style:style>
    <style:style style:name="T37"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02528095686826960" text:style-name="L1">
        <text:list-item>
          <text:p text:style-name="P116">добавить детектив <text:span text:style-name="T1">(реализовано)</text:span>+ магические уроки/трактаты Старсвирла (реализовано)</text:p>
        </text:list-item>
        <text:list-item>
          <text:p text:style-name="P117">Терра несколько раз пытается убить Макса (один раз — в аквапарке). Несколько раз Макса спасает Селестия (даёт приказы Нексусу)</text:p>
        </text:list-item>
        <text:list-item>
          <text:p text:style-name="P117">Книги:</text:p>
        </text:list-item>
      </text:list>
      <text:list xml:id="list1402259697893612653" text:style-name="L2">
        <text:list-item>
          <text:p text:style-name="P118">«Великие грифоны прошлого» - из канона (5<text:span text:style-name="T5">s8e)</text:span></text:p>
        </text:list-item>
        <text:list-item>
          <text:p text:style-name="P118">«Высшие заклинания в повседневном использовании: от песчинки до дворца»</text:p>
        </text:list-item>
        <text:list-item>
          <text:p text:style-name="P118">«Малоизвестные аспекты магии трансформаций»</text:p>
        </text:list-item>
        <text:list-item>
          <text:p text:style-name="P11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8">Дасти Вейфарер «Зебрианская культура, быт и фольклор»</text:p>
        </text:list-item>
        <text:list-item>
          <text:p text:style-name="P118">«Краткая история Эквестрии»</text:p>
        </text:list-item>
        <text:list-item>
          <text:p text:style-name="P118">«Шедевры архитектуры Эквестрии» с разделом о Кантерлотском Королевском Дворце</text:p>
        </text:list-item>
        <text:list-item>
          <text:p text:style-name="P118">«Великие дела и великие чары». Страница 893: …</text:p>
        </text:list-item>
        <text:list-item>
          <text:p text:style-name="P118">«Природа Проклятий» - обмен</text:p>
        </text:list-item>
        <text:list-item>
          <text:p text:style-name="P118">«Магия для Чайников» - обмен</text:p>
        </text:list-item>
        <text:list-item>
          <text:p text:style-name="P118">«Энциклопедия Арканум» - обмен</text:p>
        </text:list-item>
        <text:list-item>
          <text:p text:style-name="P118">«О Гейсах» - обмен</text:p>
        </text:list-item>
        <text:list-item>
          <text:p text:style-name="P118">«Тайны Тайных Наук» - обмен</text:p>
        </text:list-item>
        <text:list-item>
          <text:p text:style-name="P118">«Основы Заклятий» - обмен</text:p>
        </text:list-item>
        <text:list-item>
          <text:p text:style-name="P11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99816508052355273" text:style-name="L3">
        <text:list-item>
          <text:p text:style-name="P11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9">Селестия — переменчивая пони. В одно время не строгая, а в другое может быть такой, что страшно становится</text:p>
        </text:list-item>
        <text:list-item>
          <text:p text:style-name="P11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9">Около 820-ти лет назад будущий маг Лайтнинг Стар поступил на обучение к наставнику Тииспоту</text:p>
        </text:list-item>
        <text:list-item>
          <text:p text:style-name="P11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9">У Селестии грива и хвост развеваются и переливаются от магического шампуня</text:p>
        </text:list-item>
        <text:list-item>
          <text:p text:style-name="P119">Тело Селестии очень крепкое — может выдержать несколько тонн земли</text:p>
        </text:list-item>
        <text:list-item>
          <text:p text:style-name="P119">Дискорд намного старше принцесс, его магия сильнее ихней на голову</text:p>
        </text:list-item>
        <text:list-item>
          <text:p text:style-name="P119">Луна младше Селестии на 3 года. Сёстрам около 5000 лет. По другим данным, Селестии около 2500 лет.</text:p>
        </text:list-item>
        <text:list-item>
          <text:p text:style-name="P119">Принцессы начали войну с Дискордом в возрасте, когда им было около 700 лет — и продолжалась война почти сто лет</text:p>
        </text:list-item>
        <text:list-item>
          <text:p text:style-name="P119">Самый главный враг сестёр и Дискорда — скука</text:p>
        </text:list-item>
        <text:list-item>
          <text:p text:style-name="P119">В Эквестрии на одного жеребца приходится четыре - пять кобыл</text:p>
        </text:list-item>
        <text:list-item>
          <text:p text:style-name="P11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9">Селестия в первые полторы тысячи лет путешествовала — и заварила несколько войн (две — с Эквестрией, в одной была против Луны)</text:p>
        </text:list-item>
        <text:list-item>
          <text:p text:style-name="P119">Настоящий цвет гривы Селестии — клубнично-розовая. Радужный цвет гривы и хвоста поддерживается магией</text:p>
        </text:list-item>
        <text:list-item>
          <text:p text:style-name="P119">Кроме Дискорда, старше сестёр ещё старейшина драконов</text:p>
        </text:list-item>
        <text:list-item>
          <text:p text:style-name="P119">Кэйденс не прожила и 60-ти лет и является низкорожденной</text:p>
        </text:list-item>
        <text:list-item>
          <text:p text:style-name="P11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9">Народ тихо фигел от нововведений и с ещё большим ожесточением продолжал делать по-своему</text:p>
        </text:list-item>
        <text:list-item>
          <text:p text:style-name="P11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9">Когда пони женятся, они обмениваются ножными браслетами</text:p>
        </text:list-item>
        <text:list-item>
          <text:p text:style-name="P119">Светилами, кроме сестёр, могут управлять единороги (группы), Дискорд, Твайлайт и Старсвирл</text:p>
        </text:list-item>
        <text:list-item>
          <text:p text:style-name="P119">Королева Кризалис — правительница Зелёной Долины</text:p>
        </text:list-item>
        <text:list-item>
          <text:p text:style-name="P119">Мать Луны и Селестии — аликорн Лорен. Мать Дискорда — Алиса (пони-человек)</text:p>
        </text:list-item>
        <text:list-item>
          <text:p text:style-name="P11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10" text:outline-level="2">1. Терра</text:h>
      <text:p text:style-name="P19">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8"><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4880133722939214360"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6"><text:s/>Сколько страниц сегодня нахреначили?</text:p><text:p text:style-name="P97">– <text:span text:style-name="T1">Восемь, о учитель!</text:span></text:p><text:p text:style-name="P9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3">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text:soft-page-break/>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text:soft-page-break/>&lt;<text:span text:style-name="T12">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
      <text:h text:style-name="P111"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text:soft-page-break/>–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text:soft-page-break/>–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3">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text:soft-page-break/>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text:soft-page-break/>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10" text:outline-level="2"><text:soft-page-break/>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text:soft-page-break/>–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text:soft-page-break/>–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4">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text:soft-page-break/>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text:soft-page-break/>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text:soft-page-break/>–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0">…</text:p>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5"> </text:span><text:span text:style-name="T26">— вся архитектура явно </text:span><text:span text:style-name="T22">была </text:span><text:span text:style-name="T26">заточена под крылатых. Таких, для которых приземлиться на балкон в тронном зале или уйти через портик на крыше</text:span><text:span text:style-name="T35"> </text:span><text:span text:style-name="T26">— обычное дело. </text:span><text:span text:style-name="T35">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6"> </text:span><text:span text:style-name="T22">Его центр занимал высокий </text:span><text:span text:style-name="T26">кругл</text:span><text:span text:style-name="T22">ый</text:span><text:span text:style-name="T26"> матрац </text:span><text:span text:style-name="T22">с</text:span><text:span text:style-name="T26"> велик</text:span><text:span text:style-name="T22">им</text:span><text:span text:style-name="T26"> множество</text:span><text:span text:style-name="T22">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oft-page-break/><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text:soft-page-break/>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73">В открывшемся мини-баре я углядел ряд вычурных бутылок и пузатых графинчиков. Их содержимое не вызывало у меня никаких сомнений.</text:p>
      <text:p text:style-name="P74"><text:soft-page-break/><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74"><text:span text:style-name="T5">–</text:span> А водку у вас принято пить?</text:p>
      <text:p text:style-name="P74"><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text:span><text:span text:style-name="T5">Я </text:span><text:span text:style-name="T5">несказанно</text:span><text:span text:style-name="T5">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5">— не друг, </text:span><text:span text:style-name="T5">я </text:span><text:span text:style-name="T5">— </text:span><text:span text:style-name="T5">нечто большее. Я</text:span><text:span text:style-name="T5">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text:soft-page-break/></text:p>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6">– </text:span><text:span text:style-name="T28">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6">– </text:span><text:span text:style-name="T28">А из Пинто Крика уже месяц нет новостей...</text:span></text:p>
      <text:p text:style-name="P3"><text:span text:style-name="T26">– </text:span><text:span text:style-name="T2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1">Что я могу сделать, чтобы вернуть всё назад?</text:span>”</text:p>
      <text:p text:style-name="P9"><text:span text:style-name="T28">– </text:span><text:span text:style-name="T22">Так и сказала?</text:span></text:p>
      <text:p text:style-name="P1"><text:span text:style-name="T26">–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8">– </text:span><text:span text:style-name="T22">Что бы это значило, Флер?</text:span></text:p>
      <text:p text:style-name="P9"><text:span text:style-name="T28">–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text:soft-page-break/>–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5">—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0">Аликорница вытащила из шкафчика листок бумаги, быстро написала письмо и, запечатав его сургучём с королевской печатью, вручила мне.</text:p>
      <text:p text:style-name="P3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0">Я хотел было оскорбиться опекой со стороны аликорницы, но, глянув в её налитые кровью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7">&lt;</text:span><text:span text:style-name="T37">Mark Knopfler - </text:span><text:span text:style-name="T36">Hill Farmer's Blues</text:span><text:span text:style-name="T27">&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oft-page-break/>–<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м, а со мной связан элементаль?</text:p>
      <text:p text:style-name="P35">– Конечно, Эйприл. В каждом из нас есть её бессмертная искорка.</text:p>
      <text:p text:style-name="P1"><text:span text:style-name="T2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text:soft-page-break/>Вагоны убаюкивающе перестукивались по рельсам, унося меня прочь от Кантерлота. Я перевернулся на другой бок и провалился в сон.</text:p>
      <text:p text:style-name="P30"/>
      <text:h text:style-name="Heading_20_2" text:outline-level="2">10. Понивилль</text:h>
      <text:p text:style-name="P30"/>
      <text:p text:style-name="P76">Игрушечный паровозик издал прощальный гудок и отправился в зелёную даль, увозя за собой полдюжины аккуратных вагончиков. К моему удивлению, вагончики оказались достаточно высокими даже для меня. Впрочем, удивление прошло, когда на подъезде к Понивиллю мне пришлось уклониться от пары пролетевших под потолком пегасов.</text:p>
      <text:p text:style-name="P76">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75">–<text:span text:style-name="T1"> </text:span><text:span text:style-name="T1">Вот этот подойдёт. </text:span>–<text:span text:style-name="T1"> ткнул я в квадратик на карте, расположенный на окраине.</text:span></text:p>
      <text:p text:style-name="P75"><text:span text:style-name="T1">У</text:span><text:span text:style-name="T1">платив в городской бюджет скромную арендную плату и получив ключ, я отправился </text:span><text:span text:style-name="T1">обживаться</text:span><text:span text:style-name="T1">.</text:span></text:p>
      <text:p text:style-name="P76"/>
      <text:p text:style-name="P15">***</text:p>
      <text:p text:style-name="P9"/>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text:p>
      <text:p text:style-name="Text_20_body"/>
      <text:p text:style-name="Text_20_body">&lt;Ты что! Нельзя любить фаэри! Она похитит твоё сердце и ты будешь искать её до смерти - Пинки&gt;</text:p>
      <text:p text:style-name="P43"/>
      <text:p text:style-name="P43">***</text:p>
      <text:p text:style-name="P42"><text:span text:style-name="T5">–</text:span> Привет, Твайлайт Спаркл! Ещё не поздно?</text:p>
      <text:p text:style-name="P4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2">С Твайлайт я подружился за неделю общения в кантерлотском замке за обедами, пока она не отбыла в Понивилль.</text:p>
      <text:p text:style-name="P4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oft-page-break/><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12" text:outline-level="2"/>
      <text:p text:style-name="P9"/>
      <text:p text:style-name="P9"><text:soft-page-break/></text:p>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8">&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13" text:outline-level="2"><text:soft-page-break/>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13" text:outline-level="2">Рейд пони-рэйнджеров-2 (<text:span text:style-name="T12">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2">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13"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oft-page-break/><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2"/>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13" text:outline-level="2">В библиотеке замка Селестии</text:h>
      <text:p text:style-name="P79"/>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13" text:outline-level="2">Понивилль</text:h>
      <text:p text:style-name="P42"/>
      <text:h text:style-name="P113"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oft-page-break/><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oft-page-break/><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3" text:outline-level="2">Первый сеанс двойного сна. Рэрити</text:h>
      <text:p text:style-name="P42"/>
      <text:p text:style-name="P4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oft-page-break/><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13" text:outline-level="2">Сон Макса</text:h>
      <text:p text:style-name="P79"/>
      <text:p text:style-name="P4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13"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oft-page-break/><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2"><text:span text:style-name="T12">У Твайлайт после видения гибели Кимеринна появились морщинки возле глаз</text:span><text:span text:style-name="T5">&gt;</text:span></text:p>
      <text:p text:style-name="P42"/>
      <text:h text:style-name="P113"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2">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text:soft-page-break/>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2">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text:soft-page-break/>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oft-page-break/><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2">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oft-page-break/><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13"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2">Вкратце суть сна Рэрити.</text:span></text:p>
      <text:p text:style-name="P4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text:soft-page-break/>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2">согласовать с тем, что говорил Анакорн о Р/Д</text:span><text:span text:style-name="T5">&gt;</text:span>). </text:p>
      <text:p text:style-name="P4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2">Подходя к замку Принцесс, Дэш рассказывает Максу обо сне, который она утаила - с Леро.</text:span><text:span text:style-name="T5">&gt;</text:span> </text:p>
      <text:p text:style-name="P42"><text:soft-page-break/></text:p>
      <text:p text:style-name="P42"><text:span text:style-name="T5">&lt;</text:span><text:span text:style-name="T12">Кто следующий готов рассказывать?</text:span></text:p>
      <text:p text:style-name="P50">Пинки дёрнулась на месте, но промолчала.</text:p>
      <text:p text:style-name="P4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2"/>
      <text:p text:style-name="P42"><text:span text:style-name="T5">&lt;</text:span><text:span text:style-name="T12">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13"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2"><text:soft-page-break/><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13"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13"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text:soft-page-break/>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2">Концепция абсолютного зла. Вычеркнуть кого-то из бытия.</text:span></text:p>
      <text:p text:style-name="P4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2"/>
      <text:h text:style-name="P113"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oft-page-break/><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2"/>
      <text:p text:style-name="P42"><text:soft-page-break/><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2"/>
      <text:h text:style-name="P113"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text:soft-page-break/>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13" text:outline-level="2">Поиск решения</text:h>
      <text:p text:style-name="P79"/>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
      <text:p text:style-name="P4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2"/>
      <text:h text:style-name="P113"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2">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oft-page-break/><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2">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13" text:outline-level="2">Терра. Прибытие</text:h>
      <text:p text:style-name="P42"/>
      <text:p text:style-name="P4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13"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oft-page-break/><text:span text:style-name="T5">&lt;\</text:span>Решение:</text:p>
      <text:p text:style-name="P4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text:soft-page-break/>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13" text:outline-level="2">Безнадёжность</text:h>
      <text:p text:style-name="P42"/>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2">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13" text:outline-level="2">След?</text:h>
      <text:p text:style-name="P79"/>
      <text:p text:style-name="P42"><text:span text:style-name="T5">&lt;</text:span><text:span text:style-name="T12">сначала эпизод - проверка сумки в серверной</text:span><text:span text:style-name="T5">&gt;</text:span></text:p>
      <text:p text:style-name="P42"><text:soft-page-break/><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2">“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2">Расширить сцену в кафе. Ожидание, подьём и… падение ожиданий</text:span><text:span text:style-name="T5">&gt;</text:span></text:p>
      <text:p text:style-name="P42"/>
      <text:p text:style-name="P43"><text:soft-page-break/>***</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text:soft-page-break/>–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13" text:outline-level="2">Озарение</text:h>
      <text:p text:style-name="P42"/>
      <text:p text:style-name="P4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7142476307009518501" text:style-name="L5">
        <text:list-header>
          <text:p text:style-name="P1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30502706" text:continue-numbering="true" text:style-name="L5">
        <text:list-header>
          <text:p text:style-name="P121">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526077" text:continue-numbering="true" text:style-name="L5">
        <text:list-header>
          <text:p text:style-name="P121">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530136"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14" text:outline-level="2">Почти.</text:h>
      <text:p text:style-name="P80"/>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text:soft-page-break/></text:p>
      <text:h text:style-name="P114" text:outline-level="2">Дискорд</text:h>
      <text:p text:style-name="P79"/>
      <text:p text:style-name="P80">Девушки поспешно собирались, пока я растолковывал им задачу.</text:p>
      <text:p text:style-name="P8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5">– </text:span>Это тот твой приятель, который разбился с полгода назад? – спросила Эпплджек.</text:p>
      <text:p text:style-name="P80"><text:span text:style-name="T5">– </text:span>Да, это он.</text:p>
      <text:p text:style-name="P80"><text:span text:style-name="T5">– </text:span>А как мы попадём в его квартиру? Там сейчас кто-то живёт? – Флаттершай прыгала на одной ноге, натягивая кед.</text:p>
      <text:p text:style-name="P8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5">– </text:span>Макс, что случилось? У нас проблемы?</text:p>
      <text:p text:style-name="P8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5">– </text:span>Так что, будем ломать дверь? – Эпплджек критически осмотрелась, подмечая бабулек на лавочке и зевак во внутреннем скверике.</text:p>
      <text:p text:style-name="P81"><text:span text:style-name="T5">– </text:span>Нет нужды. Лучше станьте-ка сзади меня так, чтобы заслонить от этих бабулек и от вооон той камеры наблюдения.</text:p>
      <text:list xml:id="list5361538283839815981"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text:soft-page-break/>Раздался лёгкий «кряк» и дверь подалась.</text:p>
      <text:p text:style-name="P101"><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101"><text:span text:style-name="T5">– </text:span>Макс, тут окно разбито! И верёвка какая-то висит. – крикнула Флаттершай из кухни.</text:p>
      <text:p text:style-name="P101"><text:span text:style-name="T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5">– </text:span>Оп-па! – пробормотала Эпплджек. – Нежданчик!</text:p>
      <text:p text:style-name="P101"><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8">В проёме дверей появилась Флаттершай.</text:p>
      <text:p text:style-name="P82"><text:span text:style-name="T5">– </text:span>С кем это вы тут разговариваете?</text:p>
      <text:list xml:id="list5699324916478789525"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8">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text:soft-page-break/>–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13"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89">–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9">– Это я-то устраиваю цирк?!! ДА ТЫ НА СЕБЯ ПОСМОТРИ, КЛОУН!!! На людей кидаешься, чашками бросаешься, вон, мне нос разбил! Дерёшься...</text:p>
      <text:p text:style-name="P89">Я угрожающе поднёс тряпку к лицу Дискорда.</text:p>
      <text:p text:style-name="P89">– Ещё одно слово в таком тоне, и ты заткнёшься, а мы уйдём в Эквестрию без тебя!</text:p>
      <text:p text:style-name="P8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9">Дискорд демонстративно закрыл рот и посвистывая уставился в потолок.</text:p>
      <text:p text:style-name="P89">Разговор зашёл в тупик.</text:p>
      <text:p text:style-name="P92"/>
      <text:p text:style-name="P93">На мониторе высветился текст:</text:p>
      <text:p text:style-name="P9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3"/>
      <text:p text:style-name="P93"><text:soft-page-break/>Из колонок послышался лёгкий шорох.</text:p>
      <text:p text:style-name="P89">– Дик, сейчас не время для ссор. – голос Селестии был мягким, но настойчивым. – Мы в одной лодке.</text:p>
      <text:p text:style-name="P89">– Тебе легко говорить! Тебе не разбивали нос и не оскорбляли угрозами!</text:p>
      <text:p text:style-name="P89">– Ты должен понимать, что у Макса были все основания так себя вести. Твоё поведение вызвало подозрения у него, ведь он мало тебя знает. </text:p>
      <text:p text:style-name="P89">К уговорам Селестии присоединилась Флаттершай.</text:p>
      <text:p text:style-name="P89">– Дискорд, миленький, прости его. Макс хороший. Он просто не знал, что ты тоже хороший...</text:p>
      <text:p text:style-name="P89">У Дискорда покраснели уши и он засмущался и заворчал.</text:p>
      <text:p text:style-name="P8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9">Я пропустил «дятла» мимо ушей.</text:p>
      <text:p text:style-name="P9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0">***</text:p>
      <text:p text:style-name="P8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9">Потому разбрасываться такой возможностью не стоит. Если уж тебе повезло оказаться в новом мире — исследуй его сполна!..</text:p>
      <text:p text:style-name="P90">***</text:p>
      <text:p text:style-name="P95">&lt;<text:span text:style-name="T13">сюда можно вставить похождения Дискорда — вторая неопубликованная глава. Первая — секс с Селестией</text:span>&gt;</text:p>
      <text:p text:style-name="P90">***</text:p>
      <text:p text:style-name="P93">– Развяжите мне, наконец, руки! Или хотя бы одну. Плечами жестикулировать неудобно.... </text:p>
      <text:p text:style-name="P93">Я развязал Дискорду левую руку.</text:p>
      <text:p text:style-name="P9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3">Дискорд принялся разминать затёкшее запястье.</text:p>
      <text:p text:style-name="P9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93">– Какое письмо, Корди? – вскинулась до этого зачарованно слушавшая Дискорда Флаттершай.</text:p>
      <text:p text:style-name="P93">– Ну ваше же! Вы с Эпплджек написали мне о своих мытарствах тут. Вежливо так написали, спасибо...</text:p>
      <text:p text:style-name="P93">Флаттершай покрылась пунцовыми пятнами.</text:p>
      <text:p text:style-name="P93">– Я... Мы... – тут она совсем стушевалась.</text:p>
      <text:p text:style-name="P93">– Так а почему ты сказал, что никто не уйдёт в Эквестрию? – наконец перебила Дискорда скучавшая до этого Эпплджек.</text:p>
      <text:p text:style-name="P93">Дискорд уставился на неё долгим взглядом, а потом хлопнул себя по лбу.</text:p>
      <text:p text:style-name="P9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3">– И что? – продолжила его мысль Эпплджек.</text:p>
      <text:p text:style-name="P93">–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3">– И?!! – до меня уже дошло, но Эпплджек продолжала тупить.</text:p>
      <text:p text:style-name="P93">– Короче, времени у нас осталось что-то около пятнадцати минут. Или около того. – заявил Дискорд, поднеся к глазам запястье с массивными часами.</text:p>
      <text:p text:style-name="P93">– СКОЛЬКО??? – воскликнули хором я и девушки.</text:p>
      <text:p text:style-name="P93">Дискорд открыл было рот, но его слова заглушил звонок в дверь.</text:p>
      <text:p text:style-name="P93">– ОТКРОЙТЕ, ПОЛИЦИЯ! Вам даётся полминуты, чтобы открыть дверь. Через тридцать секунд дверь будет выбита!</text:p>
      <text:p text:style-name="P9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3">Блядь!</text:p>
      <text:p text:style-name="P93">– На крышу, живо!!! Через окно на кухне! – зашипел Дискорд, отчаянно дёргая узлы свободной рукой.</text:p>
      <text:p text:style-name="P93">Эпплджек, одной рукой сгребя в охапку ноутбук, второй увлекая Флаттершай, кинулась на кухню.</text:p>
      <text:p text:style-name="P93">– А толку? Куда мы с крыши денемся? – спросил я растерянно. Дискорд только раздражённо зарычал в ответ.</text:p>
      <text:p text:style-name="P89">Дверь содрогнулась от мощного удара. Послышался стук падающей штукатурки. Я сломя голову кинулся на кухню.</text:p>
      <text:p text:style-name="P89">– Развяжи меня, идиот!!! – гаркнул вдогонку Дискорд.</text:p>
      <text:p text:style-name="P8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9">– Давай на крышу! Я догоню! – рявкнул он, освобождая вторую руку.</text:p>
      <text:p text:style-name="P89">От второго удара дверная коробка крякнула и наполовину въехала в коридор. </text:p>
      <text:p text:style-name="P89"><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9">Верёвка в кухонном окне дёргалась от движений лезущих по ней Флатти и Эпплджек. Я словил её рукой и стал на подоконник.</text:p>
      <text:p text:style-name="P89">Чёрт!</text:p>
      <text:p text:style-name="P8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9">Но нет, триста тысяч чертей, раз девушки смогли – я тоже смогу!</text:p>
      <text:p text:style-name="P8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9">Я успел сократить расстояние до Эпплджек наполовину, когда девушки нашли решение.</text:p>
      <text:p text:style-name="P8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9">Я выдохнул.</text:p>
      <text:p text:style-name="P8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9">Чёрт! Чёрт! Чёрт! Чёрт!</text:p>
      <text:p text:style-name="P89">Бля!!!...</text:p>
      <text:p text:style-name="P8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9"/>
      <text:h text:style-name="P113" text:outline-level="2"><text:soft-page-break/>Назад, в Эквестрию</text:h>
      <text:p text:style-name="P89"/>
      <text:p text:style-name="P89">Долго паниковать не пришлось. </text:p>
      <text:p text:style-name="P89">Я почувствовал сильный рывок за шиворот и захват поперёк груди. </text:p>
      <text:p text:style-name="P89">– ОТПУСТИ ДЕВЧОНКУ!!! – загрохотало мне в ухо. Я открыл глаза.</text:p>
      <text:p text:style-name="P8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9">Я чуть поднял глаза и уставился в чешуйчатую морду дракона.</text:p>
      <text:p text:style-name="P89">– Отпусти Эпплджек. Я её держу. – повторил Дискорд. – Мне сбалансироваться надо. Вы не такие уж и лёгкие.</text:p>
      <text:p text:style-name="P8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9">Наконец это ему удалось, и дальнейший подъём на крышу происходил в молчании.</text:p>
      <text:p text:style-name="P8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9">Флаттершай оторвала заплаканное лицо от моей ветровки.</text:p>
      <text:p text:style-name="P89">– Да-да, ты прав, Корди. Я готова.</text:p>
      <text:p text:style-name="P89">На длинной шее Дискорда разместились Эпплджек и Флаттершай. Я, для сохранения баланса, разместился позади крыльев.</text:p>
      <text:p text:style-name="P89">Дискорд расправил крылья и начал короткую пробежку к краю.</text:p>
      <text:p text:style-name="P9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9">И мы полетели навстречу закату.</text:p>
      <text:p text:style-name="P8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9">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9">– Пристегните ремни! – проревел Дискорд, резко ускоряясь. – Будет весело!!!</text:p>
      <text:p text:style-name="P8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9">– ЙУУУУУУУХХХУУУУУ!!! – заорал Дискорд, сложил крылья и врезался в шар.</text:p>
      <text:p text:style-name="P94">&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text:soft-page-break/>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text:soft-page-break/>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5">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5">–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text:soft-page-break/>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6"><text:soft-page-break/>–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9">Селестия кивнула, соглашаясь, и образ её начал меркнуть.</text:p>
      <text:p text:style-name="P94">– <text:span text:style-name="T1">Окей. Будь счастлив и... спасибо тебе за всё, Макс.</text:span></text:p>
      <text:p text:style-name="P89">…</text:p>
      <text:p text:style-name="P9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9">Он нахлобучил на себя невесть откуда взявшуюся двууголку.</text:p>
      <text:p text:style-name="P89">– Как вам это нравится, господа?! Дискорд — спаситель Эквестрии! А ведь звучит!!! Разрешите откланяться!..</text:p>
      <text:p text:style-name="P89"/>
      <text:list xml:id="list4756315438197870145" text:style-name="L8">
        <text:list-header>
          <text:p text:style-name="P123">(<text:span text:style-name="T18">Луна — как повелительница снов, слышала разговор Макса с Анакорном</text:span>)</text:p>
          <text:p text:style-name="P124"/>
        </text:list-header>
      </text:list>
      <text:p text:style-name="P90">***</text:p>
      <text:p text:style-name="P61"><text:span text:style-name="T1">–</text:span> Ты?..</text:p>
      <text:p text:style-name="P61"><text:span text:style-name="T1">–</text:span> Ты??!</text:p>
      <text:p text:style-name="P61"><text:soft-page-break/><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13"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text:soft-page-break/></text:p>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text:p text:style-name="P61"/>
      <text:p text:style-name="P61"/>
      <text:p text:style-name="P61"/>
      <text:p text:style-name="P99"/>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16T10:34:17.43</dc:date>
    <meta:editing-duration>P60DT17H14M30S</meta:editing-duration>
    <meta:editing-cycles>2730</meta:editing-cycles>
    <meta:generator>OpenOffice/4.1.1$Win32 OpenOffice.org_project/411m6$Build-9775</meta:generator>
    <dc:creator>макс </dc:creator>
    <meta:document-statistic meta:table-count="0" meta:image-count="0" meta:object-count="0" meta:page-count="132" meta:paragraph-count="2739" meta:word-count="63754" meta:character-count="404760"/>
  </office:meta>
</office:document-meta>
</file>